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h text:style-name="Heading_20_1" text:outline-level="1"><text:bookmark-start text:name="nick-mazurkin-software-engineer-team-lead-staff-engineer"/>Nick Mazurkin — Software Engineer, Team Lead, Staff Engineer<text:bookmark-end text:name="nick-mazurkin-software-engineer-team-lead-staff-engineer"/></text:h>
      <text:p text:style-name="First_20_paragraph"><text:span text:style-name="T1">New York City, USA</text:span>, greencard, <text:a xlink:type="simple" xlink:href="tel:+13477203170" office:name=""><text:span text:style-name="Definition">+13477203170</text:span></text:a>, <text:a xlink:type="simple" xlink:href="mailto:career@mazurk.in" office:name=""><text:span text:style-name="Definition">career@mazurk.in</text:span></text:a>, <text:a xlink:type="simple" xlink:href="https://www.linkedin.com/in/mazurkin/" office:name=""><text:span text:style-name="Definition">LinkedIn</text:span></text:a>, <text:a xlink:type="simple" xlink:href="https://github.com/mazurkin/" office:name=""><text:span text:style-name="Definition">GitHub</text:span></text:a>, <text:a xlink:type="simple" xlink:href="https://mazurk.in/#resume" office:name=""><text:span text:style-name="Definition">Resume</text:span></text:a></text:p>
      <text:p text:style-name="Text_20_body"><text:span text:style-name="T1">Java</text:span>, <text:span text:style-name="T1">Python</text:span>, <text:span text:style-name="T1">Web</text:span>, <text:span text:style-name="T1">DB</text:span>, <text:span text:style-name="T1">No-SQL</text:span>, <text:span text:style-name="T1">Linux</text:span>, <text:span text:style-name="T1">ML</text:span>, <text:span text:style-name="T1">AI</text:span>, <text:span text:style-name="T1">Cloud</text:span>, <text:span text:style-name="T1">K8S</text:span></text:p>
      <text:h text:style-name="Heading_20_2" text:outline-level="2"><text:bookmark-start text:name="pulsepoint-new-york-usa"/>PulsePoint, New York, USA<text:bookmark-end text:name="pulsepoint-new-york-usa"/></text:h>
      <text:p text:style-name="First_20_paragraph"><text:a xlink:type="simple" xlink:href="https://www.pulsepoint.com/" office:name=""><text:span text:style-name="Definition">PulsePoint.com</text:span></text:a>, AdTech, OpenRTB Exchange, DSP, DMP</text:p>
      <text:h text:style-name="Heading_20_3" text:outline-level="3"><text:bookmark-start text:name="software-engineer-with-expertise-in-java-python-and-ml-feb-2017-present"/>Software Engineer with Expertise in Java, Python, and ML (Feb 2017 — present)<text:bookmark-end text:name="software-engineer-with-expertise-in-java-python-and-ml-feb-2017-present"/></text:h>
      <text:p text:style-name="First_20_paragraph">Experienced software engineer with a proven track record of developing and deploying high-performance applications using Java, Python, ML, Linux, and web technologies. Expertise in building and scaling distributed systems, implementing machine learning models, and optimizing performance for large-scale data processing.</text:p>
      <text:list text:style-name="L1">
        <text:list-item>
          <text:p text:style-name="P1">Developed an asynchronous web crawler/fetcher for /ads.txt and /app-ads.txt web resources, providing and enhancing transparency and trust for the SSP and DSP partners of our Exchange platform (processing ~500K domains daily, Java, Spring, Netty).</text:p>
        </text:list-item>
        <text:list-item>
          <text:p text:style-name="P1">Developed a supply prediction system for RTB traffic, enabling clients to switch to a cheaper self-serving platform (processing 24M documents daily using Lucene, Spring Framework and ML/CatBoost).</text:p>
        </text:list-item>
        <text:list-item>
          <text:p text:style-name="P1">Implemented a scoring model to effectively throttle proxy processing of incoming supply, selecting only 20% of the most profitable RTB requests and blocking 80% of the least profitable supply. This resulted in a 50% reduction in the number of required servers.</text:p>
        </text:list-item>
        <text:list-item>
          <text:p text:style-name="P1">Designed and implemented a DMP platform using asynchronous Java, gRPC, Cassandra, and Redis. This platform provides the effective solutions for targeting and optimization algorithms, accessing 30 billion entities with a p99 latency of 5ms and a p50 latency of 1ms.</text:p>
        </text:list-item>
        <text:list-item>
          <text:p text:style-name="P1">Developed a standalone service for domain attribution, enabling efficient domain and application bundle targeting (achieving 100k/sec QPS using gRPC and REST).</text:p>
        </text:list-item>
        <text:list-item>
          <text:p text:style-name="P1">Developed a client-side balancing library using the JSQ algorithm and circuit-breakers, significantly reducing client-server communication latency from p95=6ms to p95=1ms.</text:p>
        </text:list-item>
        <text:list-item>
          <text:p text:style-name="P1">Containerized and deployed a cluster of DoubleVerify service instances, achieving 300k/sec QPS in peak. Implemented custom client-side balancing and a low-latency custom client-to-cluster connection HTTP/REST library, enabling faster and easier deployments with efficient access.</text:p>
        </text:list-item>
        <text:list-item>
          <text:p text:style-name="P1">Developed a dockerized test infrastructure for custom configuration of Redis and Cassandra, similar to TestContainers, which facilitated the execution of integration tests.</text:p>
        </text:list-item>
        <text:list-item>
          <text:p text:style-name="P1">Developed a hierarchy of docker images for ~20 projects written in Python, Java, and Jupyter, significantly reducing the time required to create new projects.</text:p>
        </text:list-item>
        <text:list-item>
          <text:p text:style-name="P1">Developed an audience builder for 15 audiences, enabling our client to target very specific audiences with focus either on volume or accuracy (using Luigi, Hive, and ETL).</text:p>
        </text:list-item>
        <text:list-item>
          <text:p text:style-name="P1">Successfully resolved 2-3 support issues daily as part of a 3rd line technical on-call support rotation.</text:p>
        </text:list-item>
        <text:list-item>
          <text:p text:style-name="P1">Implemented several dozen RTB changes in the application stack, including improvements, new features, deployments, fixes, and monitoring (using Java, Netty, and Linux).</text:p>
        </text:list-item>
        <text:list-item>
          <text:p text:style-name="P1">Developed an engine for internal reports with embedded alerting, enabling transparent and quick monitoring of important pipelines and services (using Python, Hive, Impala, and Jupyter). Created 6 internal engineering reports.</text:p>
        </text:list-item>
        <text:list-item>
          <text:p text:style-name="P1">Implemented 7 ETL pipelines in Python using Luigi, Docker, Hive, and Presto.</text:p>
        </text:list-item>
        <text:list-item>
          <text:p text:style-name="P1">Implemented 3 production classifiers (using machine learning, Java, JPMML, Python, Scikit-learn, and Jupyter) to provide solutions for video-completion rate targeting and look-alike audience targeting.</text:p>
        </text:list-item>
        <text:list-item>
          <text:p text:style-name="P1">Developed a model to predict the quality of NPI attribution, enabling clients to select the confidence level for HCP targeting.</text:p>
        </text:list-item>
        <text:list-item>
          <text:p text:style-name="P1">Developed a model to predict the quality of ICD10 attribution based on obfuscated and aggregated clean-room prescription data, enabling clients to select DTC audiences based on condition probability.</text:p>
        </text:list-item>
        <text:list-item>
          <text:p text:style-name="P1">Developed a secure facade to access and process obfuscated clean-room data, providing a secure and efficient interface to private data (Python, Flask, Gunicorn, Google Cloud API).</text:p>
        </text:list-item>
      </text:list>
      <text:h text:style-name="Heading_20_3" text:outline-level="3"><text:bookmark-start text:name="director-of-data-science-and-engineering-apr-2020-present"/>Director of Data Science and Engineering (Apr 2020 — present)<text:bookmark-end text:name="director-of-data-science-and-engineering-apr-2020-present"/></text:h>
      <text:p text:style-name="First_20_paragraph">Led a team of 6 data scientists and 3 Java/Python engineers (DSE) working across 5 time zones, responsible for planning, performance tracking, coordination, and agile management. Proven ability to lead and mentor teams, manage projects, and deliver results on time and within budget.</text:p>
      <text:list text:style-name="L2">
        <text:list-item>
          <text:p text:style-name="P2">Successfully delivered 3 new internal services and 5 new ML models as a team leader.</text:p>
        </text:list-item>
        <text:list-item>
          <text:p text:style-name="P2">Successfully completed 20 quarterly plans with the team in research, development, and deployment.</text:p>
        </text:list-item>
        <text:list-item>
          <text:p text:style-name="P2">Successfully migrated DSE projects to the new data center.</text:p>
        </text:list-item>
        <text:list-item>
          <text:p text:style-name="P2">Provided interviewing, on-boarding, and mentoring for new team members.</text:p>
        </text:list-item>
        <text:list-item>
          <text:p text:style-name="P2">Successfully coordinated and communicated with other teams and team leaders on numerous projects.</text:p>
        </text:list-item>
        <text:list-item>
          <text:p text:style-name="P2">Successfully maintained an iterative Agile framework, including scrum, retrospectives, and prioritization of tasks.</text:p>
        </text:list-item>
      </text:list>
      <text:h text:style-name="Heading_20_2" text:outline-level="2"><text:bookmark-start text:name="deutsche-bank"/>Deutsche Bank<text:bookmark-end text:name="deutsche-bank"/></text:h>
      <text:p text:style-name="First_20_paragraph"><text:a xlink:type="simple" xlink:href="https://careers.db.com/explore-the-bank/careers-in-technology/" office:name=""><text:span text:style-name="Definition">Deutsche Bank Technology Center</text:span></text:a>, Moscow, RU</text:p>
      <text:h text:style-name="Heading_20_3" text:outline-level="3"><text:bookmark-start text:name="senior-software-java-engineer-avp-jun-2016-feb-2017"/>Senior Software Java Engineer, AVP (Jun 2016 — Feb 2017)<text:bookmark-end text:name="senior-software-java-engineer-avp-jun-2016-feb-2017"/></text:h>
      <text:list text:style-name="L3">
        <text:list-item>
          <text:p text:style-name="P3">Implemented several new algorithms, code and concurrency improvements to the dbCAP project achieving the required performance of the solution (exchange events messaging on Solace System message broker, KDB+, java).</text:p>
        </text:list-item>
        <text:list-item>
          <text:p text:style-name="P3">Successfully implemented the test suite for the legacy projects allowing to extend the life-time and reliability of the legacy projects (process control, runtime log analyzers, TeamCity, environment settings).</text:p>
        </text:list-item>
        <text:list-item>
          <text:p text:style-name="P3">Improved the internal messaging framework based on Solace Systems message broker (achieved up to 160000 messages/sec stored reliably to the disk), introduced solutions for the performance metering.</text:p>
        </text:list-item>
        <text:list-item>
          <text:p text:style-name="P3">Designed and implemented the multithreaded and garbage-less algorithms and structures (Java) for message acknowledgement in complex environments to provide effective processing without long GC pauses.</text:p>
        </text:list-item>
        <text:list-item>
          <text:p text:style-name="P3">Implemented a modern front-end build toolchain for the legacy project, added the required UI features for the project (Angular 2, NPM, RxJs, TypeScript, TSLint, System.js, Rollup, jQuery, Bootstrap).</text:p>
        </text:list-item>
      </text:list>
      <text:h text:style-name="Heading_20_2" text:outline-level="2"><text:bookmark-start text:name="ok.ru"/>OK.ru<text:bookmark-end text:name="ok.ru"/></text:h>
      <text:p text:style-name="First_20_paragraph"><text:a xlink:type="simple" xlink:href="https://ok.ru" office:name=""><text:span text:style-name="Definition">OK.ru</text:span></text:a>, Moscow, RU, the one of the largest social networks (54 MAU)</text:p>
      <text:h text:style-name="Heading_20_3" text:outline-level="3"><text:bookmark-start text:name="senior-software-java-developer-oct-2012-may-2016"/>Senior Software Java Developer (Oct 2012 — May 2016)<text:bookmark-end text:name="senior-software-java-developer-oct-2012-may-2016"/></text:h>
      <text:list text:style-name="L4">
        <text:list-item>
          <text:p text:style-name="P4">Implemented a multiple features in the searching infrastructure of the OK.ru service: backend services, data storages, relevancy customization, indexation, replication (Apache Lucene, Spring Framework, Web Services, SQL/noSQL, Linux)</text:p>
        </text:list-item>
        <text:list-item>
          <text:p text:style-name="P4">Fixed multiple legacy issues in L12N infrastructure for the OK.ru service including the resources editor, Java frameworks and workflow process, achieved resource propagation to ~2000 servers.</text:p>
        </text:list-item>
        <text:list-item>
          <text:p text:style-name="P4">Make significant contribution to the moderation and antispam services, architecture and implementation, implemented NSFW detector, spam detector (based on naive bayes detector), UGC filter cluster (near real-time voting-quorum service).</text:p>
        </text:list-item>
        <text:list-item>
          <text:p text:style-name="P4">Successfully designed, implemented and run the MVP for the startup project (Tinder-alike) in very short time (3 months), created the architecture of the service including SOA, custom search service, asynchronous binary client protocol, push service (GCM), photo uploading/processing/distribution service, statistics and analytics (apache netty, apache cassandra, kafka, queues, messaging, mobile apps, python, machine learning).</text:p>
        </text:list-item>
      </text:list>
      <text:h text:style-name="Heading_20_1" text:outline-level="1"><text:bookmark-start text:name="education"/>Education<text:bookmark-end text:name="education"/></text:h>
      <text:h text:style-name="Heading_20_2" text:outline-level="2"><text:bookmark-start text:name="mari-state-technical-university-1994-1999"/>Mari State Technical University (1994 — 1999)<text:bookmark-end text:name="mari-state-technical-university-1994-1999"/></text:h>
      <text:p text:style-name="First_20_paragraph">Yoshkar-Ola, Russia, “Computing machines, complexes, systems, and networks”, Engineer (with honors, equivalent to a master’s degree)</text:p>
      <text:h text:style-name="Heading_20_1" text:outline-level="1"><text:bookmark-start text:name="open-source-projects"/>Open Source projects<text:bookmark-end text:name="open-source-projects"/></text:h>
      <text:h text:style-name="Heading_20_2" text:outline-level="2"><text:bookmark-start text:name="net-crusher-2016"/>net-crusher (2016)<text:bookmark-end text:name="net-crusher-2016"/></text:h>
      <text:p text:style-name="First_20_paragraph">TCP/UDP proxy library for automated and manual connectivity testing (used by RabbitMQ, Aerospike, Terracotta), more: <text:a xlink:type="simple" xlink:href="https://netcrusherorg.github.io/netcrusher-java/" office:name=""><text:span text:style-name="Definition">project</text:span></text:a>, <text:a xlink:type="simple" xlink:href="https://github.com/NetCrusherOrg/netcrusher-java" office:name=""><text:span text:style-name="Definition">sources</text:span></text:a>, <text:a xlink:type="simple" xlink:href="https://mvnrepository.com/artifact/com.github.netcrusherorg/netcrusher-core/usages" office:name=""><text:span text:style-name="Definition">usages</text:span></text:a></text:p>
      <text:h text:style-name="Heading_20_1" text:outline-level="1"><text:bookmark-start text:name="resume"/>Resume<text:bookmark-end text:name="resume"/></text:h>
      <text:p text:style-name="First_20_paragraph">The latest and the most detailed resume can be downloaded in different document formats at <text:a xlink:type="simple" xlink:href="https://mazurk.in/#resume" office:name=""><text:span text:style-name="Definition">https://mazurk.in</text:span></text:a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/>
    <dc:description/>
    <dc:subject/>
    <meta:keyword/>
    <dc:language>en</dc:language>
    <meta:initial-creator/>
    <dc:creator/>
    <meta:creation-date>2024-08-17T21:43:40Z</meta:creation-date>
    <dc:date>2024-08-17T21:43:40Z</dc:date>
    <meta:user-defined meta:name="pagetitle" meta:value-type="string">Nick Mazurkin – resume</meta:user-defined>
  </office:meta>
</office:document-meta>
</file>